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Verdana"/>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Normalny">
      <style:paragraph-properties fo:text-align="justify" style:justify-single-word="false"/>
    </style:style>
    <style:style style:name="P2" style:family="paragraph" style:parent-style-name="Normalny">
      <style:paragraph-properties fo:text-align="justify" style:justify-single-word="false"/>
      <style:text-properties fo:color="#ff0000" style:font-name="Times New Roman" fo:font-size="12pt" style:font-name-asian="Times New Roman" style:font-size-asian="12pt" style:font-name-complex="Times New Roman" style:font-size-complex="12pt"/>
    </style:style>
    <style:style style:name="P3" style:family="paragraph" style:parent-style-name="Normalny">
      <style:paragraph-properties fo:text-align="justify" style:justify-single-word="false"/>
      <style:text-properties style:font-name="Times New Roman" fo:font-size="12pt" style:font-name-asian="Times New Roman" style:font-size-asian="12pt" style:font-name-complex="Times New Roman" style:font-size-complex="12pt"/>
    </style:style>
    <style:style style:name="P4" style:family="paragraph" style:parent-style-name="Normalny">
      <style:paragraph-properties fo:text-align="justify" style:justify-single-word="false" fo:padding="0.074cm" fo:border-left="none" fo:border-right="none" fo:border-top="none" fo:border-bottom="0.002cm solid #000000" style:join-border="false"/>
    </style:style>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fo:color="#ff0000" style:font-name="Times New Roman" fo:font-size="12pt" style:font-name-asian="Times New Roman" style:font-size-asian="12pt" style:font-name-complex="Times New Roman" style:font-size-complex="12pt"/>
    </style:style>
    <style:style style:name="T3" style:family="text">
      <style:text-properties fo:font-variant="normal" fo:text-transform="none" fo:color="#666666" style:font-name="Lucida Grande" fo:font-size="9.75pt" fo:letter-spacing="normal" fo:font-style="normal"/>
    </style:style>
    <style:style style:name="T4" style:family="text">
      <style:text-properties fo:font-variant="normal" fo:text-transform="none" fo:color="#000000" style:font-name="Lucida Grande" fo:font-size="9.75pt" fo:letter-spacing="normal" fo:font-style="normal"/>
    </style:style>
    <style:style style:name="T5" style:family="text">
      <style:text-properties fo:font-variant="normal" fo:text-transform="none" fo:color="#000000" style:font-name="Verdana" fo:font-size="8.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LEW</text:p>
      <text:p text:style-name="P1"><text:span text:style-name="Domyślna_20_czcionka_20_akapitu"><text:span text:style-name="T1"><text:tab/>Each protein was assigned to candidate system (group of subunit coding sequences with common genomic location). Only candidate systems with one hsdM, one hsdR and one or more hsdS were used in further analysis. Clusters were represented as graph nodes, edges represented that proteins from those cluster were assigned to the same candidate system. [Fig 3].</text:span></text:span></text:p>
      <text:p text:style-name="P1"><text:span text:style-name="Domyślna_20_czcionka_20_akapitu"><text:span text:style-name="T1">Clusters hsdR A and hsdR K did not include experimentally confirmed proteins and were assigned to families based on linked clusters. We observed putative four new families of type I RM systems F, G, H, I. Family I contains proteins with fused MS domains.</text:span></text:span></text:p>
      <text:p text:style-name="P4"><text:span text:style-name="Domyślna_20_czcionka_20_akapitu"><text:span text:style-name="T1"><text:tab/>Moreover we identified that hsdM and hsdS subunits from family C are linked to two distinct clusters of hsdS subunits while hsdS subunits from family D and H form a single cluster indistinguishable by methods used in this study.</text:span></text:span></text:p>
      <text:p text:style-name="P3"/>
      <text:p text:style-name="P2">Our knowledge of Type I enzymes allows appraisal of R-M systems in pathogenic clinical</text:p>
      <text:p text:style-name="P2">isolates such as Helicobacter pylori sp. The Kobayashi lab recently showed that within a</text:p>
      <text:p text:style-name="P2">gene, stretches of DNA can move from one position to another, resulting in concomitant</text:p>
      <text:p text:style-name="P2">changes in the order of the aa in that region (158). The authors suggest that such lateral</text:p>
      <text:p text:style-name="P2">domain movements within genes may be a novel common route to generate new specificities,</text:p>
      <text:p text:style-name="P2">which may change the epigenomes and the phenotypes, and such studies will simplify the</text:p>
      <text:p text:style-name="P2">identification of different strains. S. aureus sp. carry an hsdS and hsdM gene in two different</text:p>
      <text:p text:style-name="P2">genomic islands, with an hsdR gene elsewhere. The genes belong to the same family and the</text:p>
      <text:p text:style-name="P2">two hsdM genes are very similar. The two hsdS genes are similar in the conserved but not the</text:p>
      <text:p text:style-name="P1"><text:span text:style-name="T2">variable regions, which in turn vary among different strains (159). In Mycoplasma pulmonis</text:span></text:p>
      <text:p text:style-name="P2">two hsd loci exist with different hsdS genes with several sites at which DNA inversions can</text:p>
      <text:p text:style-name="P2">occur generating extensive sequence variation resulting in polymorphisms in active Ssubunits</text:p>
      <text:p text:style-name="P2"><text:span text:style-name="Domyślna_20_czcionka_20_akapitu">(160). </text:span></text:p>
      <text:p text:style-name="P2"><text:span text:style-name="Domyślna_20_czcionka_20_akapitu"><text:span text:style-name="T2"/></text:span></text:p>
      <text:p text:style-name="P2"><text:span text:style-name="Domyślna_20_czcionka_20_akapitu">Discussion points </text:span></text:p>
      <text:p text:style-name="P2"><text:span text:style-name="Domyślna_20_czcionka_20_akapitu">Comperhensive c</text:span></text:p>
      <text:p text:style-name="P2"><text:span text:style-name="Domyślna_20_czcionka_20_akapitu">We found <text:s/>9 families of TIRMS. → significance?</text:span></text:p>
      <text:p text:style-name="P2"><text:span text:style-name="Domyślna_20_czcionka_20_akapitu">We assigned enzymes to those families including 24 experimentally characterised enzymes.</text:span></text:p>
      <text:p text:style-name="P2"><text:span text:style-name="Domyślna_20_czcionka_20_akapitu">Family C includes two distinct types of type I hsdS subunits? </text:span></text:p>
      <text:p text:style-name="P2"><text:span text:style-name="Domyślna_20_czcionka_20_akapitu">D and H families share the same cluster of subunits. Can proteins from those two computationally distinguished groups form a functional RMS system. </text:span></text:p>
      <text:p text:style-name="P2"><text:span text:style-name="Domyślna_20_czcionka_20_akapitu">&gt;</text:span></text:p>
      <text:p text:style-name="P2"><text:span text:style-name="Domyślna_20_czcionka_20_akapitu">&gt;</text:span></text:p>
      <text:p text:style-name="P1"><text:span text:style-name="Domyślna_20_czcionka_20_akapitu">Only 3 gene orders exist among type I systems: </text:span><text:span text:style-name="Domyślna_20_czcionka_20_akapitu"><text:span text:style-name="T3">MRS, RMS, RSM. </text:span></text:span></text:p>
      <text:p text:style-name="P1"><text:span text:style-name="Domyślna_20_czcionka_20_akapitu"><text:span text:style-name="T3">Since MS proteins overlap it t a possible mechanism of regulation of regulation of stochiometric level of subunits in the cell. Subunits stochiomyetry is essential ty TIRMS activity regulation[ref]. </text:span></text:span></text:p>
      <text:p text:style-name="P1"><text:span text:style-name="Domyślna_20_czcionka_20_akapitu"><text:span text:style-name="T3">“</text:span></text:span><text:span text:style-name="Domyślna_20_czcionka_20_akapitu"><text:span text:style-name="T4"> </text:span></text:span><text:span text:style-name="Domyślna_20_czcionka_20_akapitu"><text:span text:style-name="T5">In C-controlled RM systems, there is a ± 20 nt overlap between the C termination codon and the R (endonuclease) initiation codon, suggesting possible translational coupling, and in many cases predicted RNA hairpins could occlude the ribosome binding site for the endonuclease gene.</text:span></text:span><text:span text:style-name="Domyślna_20_czcionka_20_akapitu"><text:span text:style-name="T3"> ” ms IS INT<text:tab/>ERENSTING BECAUSE <text:s/>we have it in type II (type IIR). Relatiive level of subunits.</text:span></text:span></text:p>
      <text:p text:style-name="P1"><text:span text:style-name="Domyślna_20_czcionka_20_akapitu"><text:span text:style-name="T2">We classified one previously known protein to a system?</text:span></text:span></text:p>
      <text:p text:style-name="P2"><text:span text:style-name="Domyślna_20_czcionka_20_akapi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Verdana"/>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ny" style:family="paragraph">
      <style:paragraph-properties fo:line-height="115%" fo:orphans="2" fo:widows="2" fo:hyphenation-ladder-count="no-limit"/>
      <style:text-properties fo:color="#000000" style:font-name="Arial" fo:font-size="11pt" fo:language="en" fo:country="US" style:font-name-asian="Arial" style:font-size-asian="11pt" style:language-asian="zh" style:country-asian="CN" style:font-name-complex="Arial" style:font-size-complex="11pt" style:language-complex="ar" style:country-complex="SA" fo:hyphenate="false" fo:hyphenation-remain-char-count="2" fo:hyphenation-push-char-count="2"/>
    </style:style>
    <style:style style:name="Heading_20_4" style:display-name="Heading 4" style:family="paragraph" style:parent-style-name="Header"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6-28T19:28:20.42</meta:creation-date>
    <meta:document-statistic meta:table-count="0" meta:image-count="0" meta:object-count="0" meta:page-count="1" meta:paragraph-count="29" meta:word-count="489" meta:character-count="2996"/>
    <dc:date>2013-06-29T10:31:32.64</dc:date>
    <meta:editing-duration>PT14H06M31S</meta:editing-duration>
    <meta:editing-cycles>1</meta:editing-cycles>
    <meta:generator>OpenOffice.org/3.2$Win32 OpenOffice.org_project/320m18$Build-9502</meta:generator>
  </office:meta>
</office:document-meta>
</file>